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bd9" officeooo:paragraph-rsid="0007ebd9"/>
    </style:style>
    <style:style style:name="P2" style:family="paragraph" style:parent-style-name="Standard">
      <style:text-properties officeooo:rsid="0007ebd9" officeooo:paragraph-rsid="000d9444"/>
    </style:style>
    <style:style style:name="P3" style:family="paragraph" style:parent-style-name="Standard">
      <style:text-properties officeooo:rsid="000ac340" officeooo:paragraph-rsid="000ac340"/>
    </style:style>
    <style:style style:name="P4" style:family="paragraph" style:parent-style-name="Standard">
      <style:text-properties officeooo:rsid="000b9998" officeooo:paragraph-rsid="000b9998"/>
    </style:style>
    <style:style style:name="P5" style:family="paragraph" style:parent-style-name="Standard">
      <style:text-properties officeooo:rsid="0010b43f" officeooo:paragraph-rsid="0010b43f"/>
    </style:style>
    <style:style style:name="P6" style:family="paragraph" style:parent-style-name="Standard">
      <style:text-properties officeooo:rsid="001500a3" officeooo:paragraph-rsid="001500a3"/>
    </style:style>
    <style:style style:name="P7" style:family="paragraph" style:parent-style-name="Standard">
      <style:text-properties officeooo:rsid="0015ecb9" officeooo:paragraph-rsid="0015ecb9"/>
    </style:style>
    <style:style style:name="T1" style:family="text">
      <style:text-properties officeooo:rsid="0007ebd9"/>
    </style:style>
    <style:style style:name="T2" style:family="text">
      <style:text-properties officeooo:rsid="000997aa"/>
    </style:style>
    <style:style style:name="T3" style:family="text">
      <style:text-properties style:text-position="super 58%" officeooo:rsid="000997aa"/>
    </style:style>
    <style:style style:name="T4" style:family="text">
      <style:text-properties style:text-position="0% 100%"/>
    </style:style>
    <style:style style:name="T5" style:family="text">
      <style:text-properties officeooo:rsid="000ac340"/>
    </style:style>
    <style:style style:name="T6" style:family="text">
      <style:text-properties officeooo:rsid="000b999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ac340"/>
    </style:style>
    <style:style style:name="T9" style:family="text">
      <style:text-properties style:text-underline-style="none"/>
    </style:style>
    <style:style style:name="T10" style:family="text">
      <style:text-properties officeooo:rsid="000ed6ca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7ebd9"/>
    </style:style>
    <style:style style:name="T13" style:family="text">
      <style:text-properties style:font-name="Liberation Serif" fo:font-size="16pt" style:font-size-asian="16pt" style:font-size-complex="16pt"/>
    </style:style>
    <style:style style:name="T14" style:family="text">
      <style:text-properties style:font-name="Liberation Serif" fo:font-size="16pt" officeooo:rsid="0007ebd9" style:font-size-asian="16pt" style:font-size-complex="16pt"/>
    </style:style>
    <style:style style:name="T15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font-name="Liberation Serif" fo:font-size="16pt" style:text-underline-style="solid" style:text-underline-width="auto" style:text-underline-color="font-color" officeooo:rsid="0007ebd9" style:font-size-asian="16pt" style:font-size-complex="16pt"/>
    </style:style>
    <style:style style:name="T17" style:family="text">
      <style:text-properties officeooo:rsid="00150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4"/><text:span text:style-name="T15"><text:s/></text:span><text:span text:style-name="T16">Minutes of Meeting(MOM)</text:span></text:p>
      <text:p text:style-name="Standard"/>
      <text:p text:style-name="Standard"/>
      <text:p text:style-name="P1"/>
      <text:p text:style-name="P4"><text:span text:style-name="T7">Institute Name</text:span> : Indian Institue of Information Technology Vadodara</text:p>
      <text:p text:style-name="P1"><text:span text:style-name="T7">Purpose of the meeting</text:span> : <text:span text:style-name="T5">To decide and discuss the topic of our project</text:span></text:p>
      <text:p text:style-name="P1"><text:span text:style-name="T7">Date</text:span> : <text:span text:style-name="T2">9</text:span><text:span text:style-name="T3">th</text:span><text:span text:style-name="T2"> February ,2016</text:span></text:p>
      <text:p text:style-name="P1"><text:span text:style-name="T7">Time </text:span>: <text:span text:style-name="T2">11:00 – 11:50 am</text:span></text:p>
      <text:p text:style-name="P1"><text:span text:style-name="T7">Venue </text:span>: <text:span text:style-name="T17">Near Room 9106</text:span></text:p>
      <text:p text:style-name="P6"><text:span text:style-name="T7">Type</text:span> : Stand up Meeting</text:p>
      <text:p text:style-name="P3"><text:span text:style-name="T7">Meeting called by</text:span> : Jishnu</text:p>
      <text:p text:style-name="P1"><text:span text:style-name="T8">Meeting a</text:span><text:span text:style-name="T7">ttendees</text:span> : <text:span text:style-name="T2">Jishnu, Shambhavi, Vivek, Hemant, Pawan, Vikash</text:span></text:p>
      <text:p text:style-name="P1"/>
      <text:p text:style-name="P1"/>
      <text:p text:style-name="P1"/>
      <text:p text:style-name="P1"/>
      <text:p text:style-name="P1"/>
      <text:p text:style-name="P2"><text:s text:c="25"/><text:span text:style-name="T7"><text:s/>Agenda <text:s/>Items <text:s/></text:span><text:span text:style-name="T9"><text:s text:c="83"/></text:span><text:span text:style-name="T7"><text:s/>Time Alloted</text:span></text:p>
      <text:p text:style-name="P2"><text:span text:style-name="T7"/></text:p>
      <text:p text:style-name="P3">1)Project <text:s/>Topic : <text:span text:style-name="T6">Software Project Management Tool <text:s text:c="45"/>11:00 – 11:15 am</text:span></text:p>
      <text:p text:style-name="P4">Web Development using PHP, HTML, JavaScript, CSS, Bootstrap </text:p>
      <text:p text:style-name="P4"/>
      <text:p text:style-name="P4">2)Setting of norms to be followed during entire project development <text:s/>period <text:s text:c="8"/>11:15 – 11: 35 am</text:p>
      <text:p text:style-name="P7"/>
      <text:p text:style-name="P5">3)Identifying skillsets of team members <text:s text:c="66"/>11:35 – 11:50 am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0:15:50.373829653</meta:creation-date>
    <dc:date>2016-02-11T10:44:15.022155679</dc:date>
    <meta:editing-duration>PT25M42S</meta:editing-duration>
    <meta:editing-cycles>16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105" meta:character-count="925" meta:non-whitespace-character-count="551"/>
  </office:meta>
</office:document-meta>
</file>